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1.2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4" office:value-type="string" calcext:value-type="string">
            <text:p>mm</text:p>
          </table:table-cell>
          <table:table-cell table:style-name="ce5" office:value-type="string" calcext:value-type="string">
            <text:p>pixels – 600 DPI</text:p>
          </table:table-cell>
          <table:table-cell table:style-name="ce5" office:value-type="string" calcext:value-type="string">
            <text:p>pixels – 564 DPI</text:p>
          </table:table-cell>
          <table:table-cell table:style-name="ce4"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formula="of:=[.A2]/72*600" office:value-type="float" office:value="0.833333333333333" calcext:value-type="float">
            <text:p>0.833</text:p>
          </table:table-cell>
          <table:table-cell table:formula="of:=[.A2]/72*564" office:value-type="float" office:value="0.783333333333333" calcext:value-type="float">
            <text:p>0.783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formula="of:=[.A3]/72*600" office:value-type="float" office:value="1.66666666666667" calcext:value-type="float">
            <text:p>1.667</text:p>
          </table:table-cell>
          <table:table-cell table:formula="of:=[.A3]/72*564" office:value-type="float" office:value="1.56666666666667" calcext:value-type="float">
            <text:p>1.567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table:formula="of:=[.A4]/72*600" office:value-type="float" office:value="2.5" calcext:value-type="float">
            <text:p>2.500</text:p>
          </table:table-cell>
          <table:table-cell table:formula="of:=[.A4]/72*564" office:value-type="float" office:value="2.35" calcext:value-type="float">
            <text:p>2.350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table:formula="of:=[.A5]/72*600" office:value-type="float" office:value="3.33333333333333" calcext:value-type="float">
            <text:p>3.333</text:p>
          </table:table-cell>
          <table:table-cell table:formula="of:=[.A5]/72*564" office:value-type="float" office:value="3.13333333333333" calcext:value-type="float">
            <text:p>3.133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formula="of:=[.A6]/72*600" office:value-type="float" office:value="4.16666666666667" calcext:value-type="float">
            <text:p>4.167</text:p>
          </table:table-cell>
          <table:table-cell table:formula="of:=[.A6]/72*564" office:value-type="float" office:value="3.91666666666667" calcext:value-type="float">
            <text:p>3.917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table:formula="of:=[.A7]/72*600" office:value-type="float" office:value="5" calcext:value-type="float">
            <text:p>5.000</text:p>
          </table:table-cell>
          <table:table-cell table:formula="of:=[.A7]/72*564" office:value-type="float" office:value="4.7" calcext:value-type="float">
            <text:p>4.700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table:formula="of:=[.A8]/72*600" office:value-type="float" office:value="5.83333333333333" calcext:value-type="float">
            <text:p>5.833</text:p>
          </table:table-cell>
          <table:table-cell table:formula="of:=[.A8]/72*564" office:value-type="float" office:value="5.48333333333333" calcext:value-type="float">
            <text:p>5.483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table:formula="of:=[.A9]/72*600" office:value-type="float" office:value="6.66666666666667" calcext:value-type="float">
            <text:p>6.667</text:p>
          </table:table-cell>
          <table:table-cell table:formula="of:=[.A9]/72*564" office:value-type="float" office:value="6.26666666666667" calcext:value-type="float">
            <text:p>6.267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A10]/72*600" office:value-type="float" office:value="7.5" calcext:value-type="float">
            <text:p>7.500</text:p>
          </table:table-cell>
          <table:table-cell table:formula="of:=[.A10]/72*564" office:value-type="float" office:value="7.05" calcext:value-type="float">
            <text:p>7.0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.0</text:p>
          </table:table-cell>
          <table:table-cell/>
          <table:table-cell table:formula="of:=[.A11]/72*600" office:value-type="float" office:value="8.33333333333333" calcext:value-type="float">
            <text:p>8.333</text:p>
          </table:table-cell>
          <table:table-cell table:formula="of:=[.A11]/72*564" office:value-type="float" office:value="7.83333333333333" calcext:value-type="float">
            <text:p>7.833</text:p>
          </table:table-cell>
          <table:table-cell table:number-columns-repeated="1020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table:formula="of:=[.A12]/72*600" office:value-type="float" office:value="12.5" calcext:value-type="float">
            <text:p>12.500</text:p>
          </table:table-cell>
          <table:table-cell table:formula="of:=[.A12]/72*564" office:value-type="float" office:value="11.75" calcext:value-type="float">
            <text:p>11.7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.0</text:p>
          </table:table-cell>
          <table:table-cell/>
          <table:table-cell table:formula="of:=[.A13]/72*600" office:value-type="float" office:value="16.6666666666667" calcext:value-type="float">
            <text:p>16.667</text:p>
          </table:table-cell>
          <table:table-cell table:formula="of:=[.A13]/72*564" office:value-type="float" office:value="15.6666666666667" calcext:value-type="float">
            <text:p>15.667</text:p>
          </table:table-cell>
          <table:table-cell table:number-columns-repeated="1020"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[.A14]/72*600" office:value-type="float" office:value="20.8333333333333" calcext:value-type="float">
            <text:p>20.833</text:p>
          </table:table-cell>
          <table:table-cell table:formula="of:=[.A14]/72*564" office:value-type="float" office:value="19.5833333333333" calcext:value-type="float">
            <text:p>19.58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.0</text:p>
          </table:table-cell>
          <table:table-cell/>
          <table:table-cell table:formula="of:=[.A15]/72*600" office:value-type="float" office:value="25" calcext:value-type="float">
            <text:p>25.000</text:p>
          </table:table-cell>
          <table:table-cell table:formula="of:=[.A15]/72*564" office:value-type="float" office:value="23.5" calcext:value-type="float">
            <text:p>23.500</text:p>
          </table:table-cell>
          <table:table-cell table:number-columns-repeated="1020"/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table:formula="of:=[.A16]/72*600" office:value-type="float" office:value="29.1666666666667" calcext:value-type="float">
            <text:p>29.167</text:p>
          </table:table-cell>
          <table:table-cell table:formula="of:=[.A16]/72*564" office:value-type="float" office:value="27.4166666666667" calcext:value-type="float">
            <text:p>27.41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.0</text:p>
          </table:table-cell>
          <table:table-cell/>
          <table:table-cell table:formula="of:=[.A17]/72*600" office:value-type="float" office:value="33.3333333333333" calcext:value-type="float">
            <text:p>33.333</text:p>
          </table:table-cell>
          <table:table-cell table:formula="of:=[.A17]/72*564" office:value-type="float" office:value="31.3333333333333" calcext:value-type="float">
            <text:p>31.3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$D19]/564*72" office:value-type="float" office:value="0.127659574468085" calcext:value-type="float">
            <text:p>0.128</text:p>
          </table:table-cell>
          <table:table-cell table:style-name="ce3" table:formula="of:=[.$D19]/564*25.4" office:value-type="float" office:value="0.0450354609929078" calcext:value-type="float">
            <text:p>0.04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table:formula="of:=[.$D20]/564*72" office:value-type="float" office:value="0.25531914893617" calcext:value-type="float">
            <text:p>0.255</text:p>
          </table:table-cell>
          <table:table-cell table:style-name="ce3" table:formula="of:=[.$D20]/564*25.4" office:value-type="float" office:value="0.0900709219858156" calcext:value-type="float">
            <text:p>0.09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[.$D21]/564*72" office:value-type="float" office:value="0.382978723404255" calcext:value-type="float">
            <text:p>0.383</text:p>
          </table:table-cell>
          <table:table-cell table:style-name="ce3" table:formula="of:=[.$D21]/564*25.4" office:value-type="float" office:value="0.135106382978723" calcext:value-type="float">
            <text:p>0.13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[.$D22]/564*72" office:value-type="float" office:value="0.51063829787234" calcext:value-type="float">
            <text:p>0.511</text:p>
          </table:table-cell>
          <table:table-cell table:style-name="ce3" table:formula="of:=[.$D22]/564*25.4" office:value-type="float" office:value="0.180141843971631" calcext:value-type="float">
            <text:p>0.18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table:formula="of:=[.$D23]/564*72" office:value-type="float" office:value="0.638297872340426" calcext:value-type="float">
            <text:p>0.638</text:p>
          </table:table-cell>
          <table:table-cell table:style-name="ce3" table:formula="of:=[.$D23]/564*25.4" office:value-type="float" office:value="0.225177304964539" calcext:value-type="float">
            <text:p>0.22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[.$D24]/564*72" office:value-type="float" office:value="0.765957446808511" calcext:value-type="float">
            <text:p>0.766</text:p>
          </table:table-cell>
          <table:table-cell table:style-name="ce3" table:formula="of:=[.$D24]/564*25.4" office:value-type="float" office:value="0.270212765957447" calcext:value-type="float">
            <text:p>0.270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table:formula="of:=[.$D25]/564*72" office:value-type="float" office:value="0.893617021276596" calcext:value-type="float">
            <text:p>0.894</text:p>
          </table:table-cell>
          <table:table-cell table:style-name="ce3" table:formula="of:=[.$D25]/564*25.4" office:value-type="float" office:value="0.315248226950355" calcext:value-type="float">
            <text:p>0.315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[.$D26]/564*72" office:value-type="float" office:value="1.02127659574468" calcext:value-type="float">
            <text:p>1.021</text:p>
          </table:table-cell>
          <table:table-cell table:style-name="ce3" table:formula="of:=[.$D26]/564*25.4" office:value-type="float" office:value="0.360283687943262" calcext:value-type="float">
            <text:p>0.360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table:formula="of:=[.$D27]/564*72" office:value-type="float" office:value="1.14893617021277" calcext:value-type="float">
            <text:p>1.149</text:p>
          </table:table-cell>
          <table:table-cell table:style-name="ce3" table:formula="of:=[.$D27]/564*25.4" office:value-type="float" office:value="0.40531914893617" calcext:value-type="float">
            <text:p>0.40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table:formula="of:=[.$D28]/564*72" office:value-type="float" office:value="1.27659574468085" calcext:value-type="float">
            <text:p>1.277</text:p>
          </table:table-cell>
          <table:table-cell table:style-name="ce3" table:formula="of:=[.$D28]/564*25.4" office:value-type="float" office:value="0.450354609929078" calcext:value-type="float">
            <text:p>0.45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table:formula="of:=[.$D29]/564*72" office:value-type="float" office:value="1.53191489361702" calcext:value-type="float">
            <text:p>1.532</text:p>
          </table:table-cell>
          <table:table-cell table:style-name="ce3" table:formula="of:=[.$D29]/564*25.4" office:value-type="float" office:value="0.540425531914894" calcext:value-type="float">
            <text:p>0.540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table:formula="of:=[.$D30]/564*72" office:value-type="float" office:value="1.78723404255319" calcext:value-type="float">
            <text:p>1.787</text:p>
          </table:table-cell>
          <table:table-cell table:style-name="ce3" table:formula="of:=[.$D30]/564*25.4" office:value-type="float" office:value="0.630496453900709" calcext:value-type="float">
            <text:p>0.630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" table:formula="of:=[.$D31]/564*72" office:value-type="float" office:value="2.04255319148936" calcext:value-type="float">
            <text:p>2.043</text:p>
          </table:table-cell>
          <table:table-cell table:style-name="ce3" table:formula="of:=[.$D31]/564*25.4" office:value-type="float" office:value="0.720567375886525" calcext:value-type="float">
            <text:p>0.721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table:formula="of:=[.$D32]/564*72" office:value-type="float" office:value="2.29787234042553" calcext:value-type="float">
            <text:p>2.298</text:p>
          </table:table-cell>
          <table:table-cell table:style-name="ce3" table:formula="of:=[.$D32]/564*25.4" office:value-type="float" office:value="0.81063829787234" calcext:value-type="float">
            <text:p>0.811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3" table:formula="of:=[.$D33]/564*72" office:value-type="float" office:value="2.5531914893617" calcext:value-type="float">
            <text:p>2.553</text:p>
          </table:table-cell>
          <table:table-cell table:style-name="ce3" table:formula="of:=[.$D33]/564*25.4" office:value-type="float" office:value="0.900709219858156" calcext:value-type="float">
            <text:p>0.901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table:formula="of:=[.$D34]/564*72" office:value-type="float" office:value="2.80851063829787" calcext:value-type="float">
            <text:p>2.809</text:p>
          </table:table-cell>
          <table:table-cell table:style-name="ce3" table:formula="of:=[.$D34]/564*25.4" office:value-type="float" office:value="0.990780141843972" calcext:value-type="float">
            <text:p>0.991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table:formula="of:=[.$D35]/564*72" office:value-type="float" office:value="3.06382978723404" calcext:value-type="float">
            <text:p>3.064</text:p>
          </table:table-cell>
          <table:table-cell table:style-name="ce3" table:formula="of:=[.$D35]/564*25.4" office:value-type="float" office:value="1.08085106382979" calcext:value-type="float">
            <text:p>1.081</text:p>
          </table:table-cell>
          <table:table-cell/>
          <table:table-cell table:style-name="ce6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table:formula="of:=[.$D36]/564*72" office:value-type="float" office:value="3.31914893617021" calcext:value-type="float">
            <text:p>3.319</text:p>
          </table:table-cell>
          <table:table-cell table:style-name="ce3" table:formula="of:=[.$D36]/564*25.4" office:value-type="float" office:value="1.1709219858156" calcext:value-type="float">
            <text:p>1.171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3" table:formula="of:=[.$D37]/564*72" office:value-type="float" office:value="3.57446808510638" calcext:value-type="float">
            <text:p>3.574</text:p>
          </table:table-cell>
          <table:table-cell table:style-name="ce3" table:formula="of:=[.$D37]/564*25.4" office:value-type="float" office:value="1.26099290780142" calcext:value-type="float">
            <text:p>1.261</text:p>
          </table:table-cell>
          <table:table-cell/>
          <table:table-cell table:style-name="ce6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table:formula="of:=[.$D38]/564*72" office:value-type="float" office:value="3.82978723404255" calcext:value-type="float">
            <text:p>3.830</text:p>
          </table:table-cell>
          <table:table-cell table:style-name="ce3" table:formula="of:=[.$D38]/564*25.4" office:value-type="float" office:value="1.35106382978723" calcext:value-type="float">
            <text:p>1.351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Quintero</meta:initial-creator>
    <meta:creation-date>2016-05-03T20:09:13.714853882</meta:creation-date>
    <dc:date>2016-05-03T20:30:15.330516061</dc:date>
    <dc:creator>Federico Quintero</dc:creator>
    <meta:editing-duration>PT9M20S</meta:editing-duration>
    <meta:editing-cycles>2</meta:editing-cycles>
    <meta:generator>LibreOffice/4.1.6.2$Linux_X86_64 LibreOffice_project/410m0$Build-2</meta:generator>
    <meta:document-statistic meta:table-count="1" meta:cell-count="112" meta:object-count="0"/>
  </office:meta>
</office:document-meta>
</file>